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topia</text:span></text:p>
      <text:p text:style-name="P1"><text:span text:style-name="T2">She is screaming</text:span></text:p>
      <text:p text:style-name="P1"><text:span text:style-name="T2">A beautiful storm</text:span></text:p>
      <text:p text:style-name="P1"><text:span text:style-name="T2">But nobody is quite sure why--</text:span></text:p>
      <text:p text:style-name="P1"><text:span text:style-name="T2">She’s always seen things</text:span></text:p>
      <text:p text:style-name="P1"><text:span text:style-name="T2">The rest of us could never see</text:span></text:p>
      <text:p text:style-name="P2"/>
      <text:p text:style-name="P1"><text:span text:style-name="T2">Her name is Utopia</text:span></text:p>
      <text:p text:style-name="P1"><text:span text:style-name="T2">As her mother always fantasized</text:span></text:p>
      <text:p text:style-name="P1"><text:span text:style-name="T2">Of a beautiful baby</text:span></text:p>
      <text:p text:style-name="P1"><text:span text:style-name="T2">With no worries in her head;</text:span></text:p>
      <text:p text:style-name="P1"><text:span text:style-name="T2">If only.</text:span></text:p>
      <text:p text:style-name="P2"/>
      <text:p text:style-name="P1"><text:span text:style-name="T2">Utopia has dreams to be shattered,</text:span></text:p>
      <text:p text:style-name="P1"><text:span text:style-name="T2">Nightmares to come true,</text:span></text:p>
      <text:p text:style-name="P1"><text:span text:style-name="T2">Fears to be realized,</text:span></text:p>
      <text:p text:style-name="P1"><text:span text:style-name="T2">Monsters to flee from,</text:span></text:p>
      <text:p text:style-name="P1"><text:span text:style-name="T2">That the fortunate commoner could never encounter.</text:span></text:p>
      <text:p text:style-name="P2"/>
      <text:p text:style-name="P1"><text:span text:style-name="T2">She’ll never be seen as an angel,</text:span></text:p>
      <text:p text:style-name="P1"><text:span text:style-name="T2">It seems,</text:span></text:p>
      <text:p text:style-name="P1"><text:span text:style-name="T2">Without the devil growing inside her.</text:span></text:p>
      <text:p text:style-name="P2"/>
      <text:p text:style-name="P1"><text:span text:style-name="T2">For such a lovely girl</text:span></text:p>
      <text:p text:style-name="P1"><text:span text:style-name="T2">Who breathes out sunshine,</text:span></text:p>
      <text:p text:style-name="P1"><text:soft-page-break/><text:span text:style-name="T2">Who scatters stars into the night with every step she takes,</text:span></text:p>
      <text:p text:style-name="P1"><text:span text:style-name="T2">For a girl with a name of prosperity,</text:span></text:p>
      <text:p text:style-name="P1"><text:span text:style-name="T2">Hope,</text:span></text:p>
      <text:p text:style-name="P1"><text:span text:style-name="T2">Of enlightenment,</text:span></text:p>
      <text:p text:style-name="P1"><text:span text:style-name="T2">She possesses the darkest eyes I’ve ever seen.</text:span></text:p>
      <text:p text:style-name="P2"/>
      <text:p text:style-name="P1"><text:span text:style-name="T2">Such a heavenly girl</text:span></text:p>
      <text:p text:style-name="P1"><text:span text:style-name="T2">With such horrid hells inside her,</text:span></text:p>
      <text:p text:style-name="P1"><text:span text:style-name="T2">Poor Utopia is riddled with dystopia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40" meta:character-count="761" meta:non-whitespace-character-count="650"/>
    <meta:generator>LibreOfficeDev/5.1.0.3$Linux_X86_64 LibreOffice_project/</meta:generator>
  </office:meta>
</office:document-meta>
</file>